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1b16f" officeooo:paragraph-rsid="0011b16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normal" officeooo:rsid="0011b16f" officeooo:paragraph-rsid="0011b16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VII</text:p>
      <text:p text:style-name="P1"/>
      <text:p text:style-name="P2"/>
      <text:p text:style-name="Standard"/>
      <text:p text:style-name="Standard"/>
      <text:p text:style-name="Standard">1. wc (Word Count)</text:p>
      <text:p text:style-name="Standard"><text:s text:c="4"/>• Description: The wc command counts the number of lines, words, and characters in a file or input.</text:p>
      <text:p text:style-name="Standard"><text:s text:c="4"/>• Syntax:</text:p>
      <text:p text:style-name="Standard"><text:s text:c="6"/>wc [OPTION]... [FILE]...</text:p>
      <text:p text:style-name="Standard"><text:s text:c="4"/>• Modes:</text:p>
      <text:p text:style-name="Standard"><text:s text:c="8"/>◦ -l: Counts lines. </text:p>
      <text:p text:style-name="Standard"><text:s text:c="8"/>◦ -w: Counts words. </text:p>
      <text:p text:style-name="Standard"><text:s text:c="8"/>◦ -c: Counts bytes (characters). </text:p>
      <text:p text:style-name="Standard"><text:s text:c="8"/>◦ -m: Counts characters (multibyte-safe). </text:p>
      <text:p text:style-name="Standard"><text:s text:c="8"/>◦ -L: Reports the length of the longest line. </text:p>
      <text:p text:style-name="Standard"><text:s text:c="4"/>• Example:</text:p>
      <text:p text:style-name="Standard"><text:s text:c="6"/>wc -l filename.txt</text:p>
      <text:p text:style-name="Standard"><text:s text:c="6"/>This will count and display the number of lines in filename.txt.</text:p>
      <text:p text:style-name="Standard"><text:s text:c="6"/>wc -w filename.txt</text:p>
      <text:p text:style-name="Standard"><text:s text:c="6"/>This will count and display the number of words in filename.txt.</text:p>
      <text:p text:style-name="Standard"/>
      <text:p text:style-name="Standard">2. cut (Cut Text)</text:p>
      <text:p text:style-name="Standard"><text:s text:c="4"/>• Description: The cut command is used to remove sections from each line of files or standard input, typically used for selecting specific columns of text.</text:p>
      <text:p text:style-name="Standard"><text:s text:c="4"/>• Syntax:</text:p>
      <text:p text:style-name="Standard"><text:s text:c="6"/>cut [OPTION] [FILE]</text:p>
      <text:p text:style-name="Standard"><text:s text:c="4"/>• Modes:</text:p>
      <text:p text:style-name="Standard"><text:s text:c="8"/>◦ -d DELIMITER: Specifies the delimiter (e.g., comma, space, tab). </text:p>
      <text:p text:style-name="Standard"><text:s text:c="8"/>◦ -f FIELD: Selects specific fields (columns) based on the delimiter. </text:p>
      <text:p text:style-name="Standard"><text:s text:c="8"/>◦ -c: Selects specific character positions (rather than fields). </text:p>
      <text:p text:style-name="Standard"><text:s text:c="8"/>◦ -b: Selects specific byte positions. </text:p>
      <text:p text:style-name="Standard"><text:s text:c="4"/>• Example:</text:p>
      <text:p text:style-name="Standard"><text:s text:c="6"/>cut -d ',' -f 2 filename.csv</text:p>
      <text:p text:style-name="Standard"><text:s text:c="6"/>This extracts the second column from a CSV file (filename.csv), assuming columns are separated by commas.</text:p>
      <text:p text:style-name="Standard"><text:s text:c="6"/>cut -c 1-5 filename.txt</text:p>
      <text:p text:style-name="Standard"><text:s text:c="6"/>This extracts the first 5 characters from each line of filename.txt.</text:p>
      <text:p text:style-name="Standard"/>
      <text:p text:style-name="Standard">3. paste (Merge Lines)</text:p>
      <text:p text:style-name="Standard"><text:s text:c="4"/>• Description: The paste command is used to merge lines of files side by side, typically used to combine files column-wise.</text:p>
      <text:p text:style-name="Standard"><text:s text:c="4"/>• Syntax:</text:p>
      <text:p text:style-name="Standard"><text:s text:c="6"/>paste [OPTION]... [FILE]...</text:p>
      <text:p text:style-name="Standard"><text:s text:c="4"/>• Modes:</text:p>
      <text:p text:style-name="Standard"><text:s text:c="8"/>◦ -d DELIMITER: Specifies a delimiter between the columns. </text:p>
      <text:p text:style-name="Standard"><text:s text:c="8"/>◦ -s: Paste lines sequentially, instead of column-wise. </text:p>
      <text:p text:style-name="Standard"><text:s text:c="4"/>• Example:</text:p>
      <text:p text:style-name="Standard"><text:s text:c="6"/>paste file1.txt file2.txt</text:p>
      <text:p text:style-name="Standard"><text:s text:c="6"/>This merges file1.txt and file2.txt side by side, with each corresponding line appearing together.</text:p>
      <text:p text:style-name="Standard"><text:soft-page-break/><text:s text:c="6"/>paste -d ',' file1.txt file2.txt</text:p>
      <text:p text:style-name="Standard"><text:s text:c="6"/>This merges file1.txt and file2.txt using a comma as the delimiter.</text:p>
      <text:p text:style-name="Standard"/>
      <text:p text:style-name="Standard">4. head (First N Lines)</text:p>
      <text:p text:style-name="Standard"><text:s text:c="4"/>• Description: The head command is used to display the first N lines of a file or input (default is 10 lines).</text:p>
      <text:p text:style-name="Standard"><text:s text:c="4"/>• Syntax:</text:p>
      <text:p text:style-name="Standard"><text:s text:c="6"/>head [OPTION]... [FILE]...</text:p>
      <text:p text:style-name="Standard"><text:s text:c="4"/>• Modes:</text:p>
      <text:p text:style-name="Standard"><text:s text:c="8"/>◦ -n N: Specifies the number of lines to display (e.g., -n 5 shows the first 5 lines). </text:p>
      <text:p text:style-name="Standard"><text:s text:c="8"/>◦ -c N: Displays the first N bytes of a file. </text:p>
      <text:p text:style-name="Standard"><text:s text:c="4"/>• Example:</text:p>
      <text:p text:style-name="Standard"><text:s text:c="6"/>head -n 5 filename.txt</text:p>
      <text:p text:style-name="Standard"><text:s text:c="6"/>This displays the first 5 lines of filename.txt.</text:p>
      <text:p text:style-name="Standard"><text:s text:c="6"/>head -c 20 filename.txt</text:p>
      <text:p text:style-name="Standard"><text:s text:c="6"/>This displays the first 20 bytes of filename.txt.</text:p>
      <text:p text:style-name="Standard"/>
      <text:p text:style-name="Standard">5. tail (Last N Lines)</text:p>
      <text:p text:style-name="Standard"><text:s text:c="4"/>• Description: The tail command is used to display the last N lines of a file or input (default is 10 lines).</text:p>
      <text:p text:style-name="Standard"><text:s text:c="4"/>• Syntax:</text:p>
      <text:p text:style-name="Standard"><text:s text:c="6"/>tail [OPTION]... [FILE]...</text:p>
      <text:p text:style-name="Standard"><text:s text:c="4"/>• Modes:</text:p>
      <text:p text:style-name="Standard"><text:s text:c="8"/>◦ -n N: Specifies the number of lines to display (e.g., -n 5 shows the last 5 lines). </text:p>
      <text:p text:style-name="Standard"><text:s text:c="8"/>◦ -f: Follows the output as the file grows (useful for monitoring log files). </text:p>
      <text:p text:style-name="Standard"><text:s text:c="8"/>◦ -c N: Displays the last N bytes of a file. </text:p>
      <text:p text:style-name="Standard"><text:s text:c="4"/>• Example:</text:p>
      <text:p text:style-name="Standard"><text:s text:c="6"/>tail -n 5 filename.txt</text:p>
      <text:p text:style-name="Standard"><text:s text:c="6"/>This displays the last 5 lines of filename.txt.</text:p>
      <text:p text:style-name="Standard"><text:s text:c="6"/>tail -f /var/log/syslog</text:p>
      <text:p text:style-name="Standard"><text:s text:c="6"/>This continuously displays the end of /var/log/syslog (used for monitoring real-time log file changes).</text:p>
      <text:p text:style-name="Standard"/>
      <text:p text:style-name="Standard">6. grep (Search Text)</text:p>
      <text:p text:style-name="Standard"><text:s text:c="4"/>• Description: The grep command is used to search for patterns in a file and display the lines that match the pattern.</text:p>
      <text:p text:style-name="Standard"><text:s text:c="4"/>• Syntax:</text:p>
      <text:p text:style-name="Standard"><text:s text:c="6"/>grep [OPTION] PATTERN [FILE]...</text:p>
      <text:p text:style-name="Standard"><text:s text:c="4"/>• Modes:</text:p>
      <text:p text:style-name="Standard"><text:s text:c="8"/>◦ -i: Case-insensitive search. </text:p>
      <text:p text:style-name="Standard"><text:s text:c="8"/>◦ -r or -R: Recursive search in directories. </text:p>
      <text:p text:style-name="Standard"><text:s text:c="8"/>◦ -l: Only print the names of files with matching content. </text:p>
      <text:p text:style-name="Standard"><text:s text:c="8"/>◦ -v: Inverts the match (only shows lines that do not match the pattern). </text:p>
      <text:p text:style-name="Standard"><text:s text:c="8"/>◦ -n: Show line numbers along with matching lines. </text:p>
      <text:p text:style-name="Standard"><text:s text:c="4"/>• Example:</text:p>
      <text:p text:style-name="Standard"><text:s text:c="6"/>grep 'pattern' filename.txt</text:p>
      <text:p text:style-name="Standard"><text:s text:c="6"/>This searches for pattern in filename.txt and prints the matching lines.</text:p>
      <text:p text:style-name="Standard"><text:s text:c="6"/>grep -i 'hello' filename.txt</text:p>
      <text:p text:style-name="Standard"><text:s text:c="6"/>This searches for hello (case-insensitive) in filename.txt.</text:p>
      <text:p text:style-name="Standard"><text:soft-page-break/></text:p>
      <text:p text:style-name="Standard">7. expr (Evaluate Expressions)</text:p>
      <text:p text:style-name="Standard"><text:s text:c="4"/>• Description: The expr command is used to evaluate expressions, such as mathematical calculations or string operations.</text:p>
      <text:p text:style-name="Standard"><text:s text:c="4"/>• Syntax:</text:p>
      <text:p text:style-name="Standard"><text:s text:c="6"/>expr EXPRESSION</text:p>
      <text:p text:style-name="Standard"><text:s text:c="4"/>• Modes:</text:p>
      <text:p text:style-name="Standard"><text:s text:c="8"/>◦ Can be used to evaluate arithmetic operations: addition (+), subtraction (-), multiplication (*), division (\), etc. </text:p>
      <text:p text:style-name="Standard"><text:s text:c="8"/>◦ String operations like comparison and length. </text:p>
      <text:p text:style-name="Standard"><text:s text:c="4"/>• Example:</text:p>
      <text:p text:style-name="Standard"><text:s text:c="6"/>expr 5 + 3</text:p>
      <text:p text:style-name="Standard"><text:s text:c="6"/>This will output 8 (the sum of 5 and 3).</text:p>
      <text:p text:style-name="Standard"><text:s text:c="6"/>expr length "Hello World"</text:p>
      <text:p text:style-name="Standard"><text:s text:c="6"/>This will return 11, which is the length of the string "Hello World".</text:p>
      <text:p text:style-name="Standard"/>
      <text:p text:style-name="Standard">8. chmod (Change File Permissions)</text:p>
      <text:p text:style-name="Standard"><text:s text:c="4"/>• Description: The chmod command is used to change the permissions of a file or directory.</text:p>
      <text:p text:style-name="Standard"><text:s text:c="4"/>• Syntax:</text:p>
      <text:p text:style-name="Standard"><text:s text:c="6"/>chmod [OPTION] MODE FILE...</text:p>
      <text:p text:style-name="Standard"><text:s text:c="4"/>• Modes:</text:p>
      <text:p text:style-name="Standard"><text:s text:c="8"/>◦ r: Read permission. </text:p>
      <text:p text:style-name="Standard"><text:s text:c="8"/>◦ w: Write permission. </text:p>
      <text:p text:style-name="Standard"><text:s text:c="8"/>◦ x: Execute permission. </text:p>
      <text:p text:style-name="Standard"><text:s text:c="8"/>◦ u: User (owner). </text:p>
      <text:p text:style-name="Standard"><text:s text:c="8"/>◦ g: Group. </text:p>
      <text:p text:style-name="Standard"><text:s text:c="8"/>◦ o: Others. </text:p>
      <text:p text:style-name="Standard"><text:s text:c="8"/>◦ a: All users. </text:p>
      <text:p text:style-name="Standard"><text:s text:c="4"/>• Example:</text:p>
      <text:p text:style-name="Standard"><text:s text:c="6"/>chmod 755 filename.sh</text:p>
      <text:p text:style-name="Standard"><text:s text:c="6"/>This gives the owner full permissions (read, write, execute), and read/execute permissions to group and others.</text:p>
      <text:p text:style-name="Standard"><text:s text:c="6"/>chmod u+x script.sh</text:p>
      <text:p text:style-name="Standard"><text:s text:c="6"/>This adds execute permissions for the user (owner) of script.sh.</text:p>
      <text:p text:style-name="Standard"/>
      <text:p text:style-name="Standard">9. chown (Change File Ownership)</text:p>
      <text:p text:style-name="Standard"><text:s text:c="4"/>• Description: The chown command changes the ownership of a file or directory.</text:p>
      <text:p text:style-name="Standard"><text:s text:c="4"/>• Syntax:</text:p>
      <text:p text:style-name="Standard"><text:s text:c="6"/>chown [OPTION] OWNER[:GROUP] FILE...</text:p>
      <text:p text:style-name="Standard"><text:s text:c="4"/>• Modes:</text:p>
      <text:p text:style-name="Standard"><text:s text:c="8"/>◦ OWNER: Specifies the new owner. </text:p>
      <text:p text:style-name="Standard"><text:s text:c="8"/>◦ GROUP: Specifies the new group. </text:p>
      <text:p text:style-name="Standard"><text:s text:c="8"/>◦ OWNER:GROUP: Changes both owner and group at the same time. </text:p>
      <text:p text:style-name="Standard"><text:s text:c="4"/>• Example:</text:p>
      <text:p text:style-name="Standard"><text:s text:c="6"/>chown user:group filename.txt</text:p>
      <text:p text:style-name="Standard"><text:s text:c="6"/>This changes the owner of filename.txt to user and the group to group.</text:p>
      <text:p text:style-name="Standard"><text:s text:c="6"/>chown -R user:group directory/</text:p>
      <text:p text:style-name="Standard"><text:s text:c="6"/>This recursively changes ownership of directory and all its contents.</text:p>
      <text:p text:style-name="Standard"/>
      <text:p text:style-name="Standard"><text:soft-page-break/></text:p>
      <text:p text:style-name="Standard">each of the commands you've asked for.</text:p>
      <text:p text:style-name="Standard">1. wc (Word Count)</text:p>
      <text:p text:style-name="Standard"><text:s text:c="4"/>• Description: The wc command counts the number of lines, words, and characters in a file or input.</text:p>
      <text:p text:style-name="Standard"><text:s text:c="4"/>• Syntax:</text:p>
      <text:p text:style-name="Standard"><text:s text:c="6"/>wc [OPTION]... [FILE]...</text:p>
      <text:p text:style-name="Standard"><text:s text:c="4"/>• Modes:</text:p>
      <text:p text:style-name="Standard"><text:s text:c="8"/>◦ -l: Counts lines. </text:p>
      <text:p text:style-name="Standard"><text:s text:c="8"/>◦ -w: Counts words. </text:p>
      <text:p text:style-name="Standard"><text:s text:c="8"/>◦ -c: Counts bytes (characters). </text:p>
      <text:p text:style-name="Standard"><text:s text:c="8"/>◦ -m: Counts characters (multibyte-safe). </text:p>
      <text:p text:style-name="Standard"><text:s text:c="8"/>◦ -L: Reports the length of the longest line. </text:p>
      <text:p text:style-name="Standard"><text:s text:c="4"/>• Example:</text:p>
      <text:p text:style-name="Standard"><text:s text:c="6"/>wc -l filename.txt</text:p>
      <text:p text:style-name="Standard"><text:s text:c="6"/>This will count and display the number of lines in filename.txt.</text:p>
      <text:p text:style-name="Standard"><text:s text:c="6"/>wc -w filename.txt</text:p>
      <text:p text:style-name="Standard"><text:s text:c="6"/>This will count and display the number of words in filename.txt.</text:p>
      <text:p text:style-name="Standard"/>
      <text:p text:style-name="Standard">2. cut (Cut Text)</text:p>
      <text:p text:style-name="Standard"><text:s text:c="4"/>• Description: The cut command is used to remove sections from each line of files or standard input, typically used for selecting specific columns of text.</text:p>
      <text:p text:style-name="Standard"><text:s text:c="4"/>• Syntax:</text:p>
      <text:p text:style-name="Standard"><text:s text:c="6"/>cut [OPTION] [FILE]</text:p>
      <text:p text:style-name="Standard"><text:s text:c="4"/>• Modes:</text:p>
      <text:p text:style-name="Standard"><text:s text:c="8"/>◦ -d DELIMITER: Specifies the delimiter (e.g., comma, space, tab). </text:p>
      <text:p text:style-name="Standard"><text:s text:c="8"/>◦ -f FIELD: Selects specific fields (columns) based on the delimiter. </text:p>
      <text:p text:style-name="Standard"><text:s text:c="8"/>◦ -c: Selects specific character positions (rather than fields). </text:p>
      <text:p text:style-name="Standard"><text:s text:c="8"/>◦ -b: Selects specific byte positions. </text:p>
      <text:p text:style-name="Standard"><text:s text:c="4"/>• Example:</text:p>
      <text:p text:style-name="Standard"><text:s text:c="6"/>cut -d ',' -f 2 filename.csv</text:p>
      <text:p text:style-name="Standard"><text:s text:c="6"/>This extracts the second column from a CSV file (filename.csv), assuming columns are separated by commas.</text:p>
      <text:p text:style-name="Standard"><text:s text:c="6"/>cut -c 1-5 filename.txt</text:p>
      <text:p text:style-name="Standard"><text:s text:c="6"/>This extracts the first 5 characters from each line of filename.txt.</text:p>
      <text:p text:style-name="Standard"/>
      <text:p text:style-name="Standard">3. paste (Merge Lines)</text:p>
      <text:p text:style-name="Standard"><text:s text:c="4"/>• Description: The paste command is used to merge lines of files side by side, typically used to combine files column-wise.</text:p>
      <text:p text:style-name="Standard"><text:s text:c="4"/>• Syntax:</text:p>
      <text:p text:style-name="Standard"><text:s text:c="6"/>paste [OPTION]... [FILE]...</text:p>
      <text:p text:style-name="Standard"><text:s text:c="4"/>• Modes:</text:p>
      <text:p text:style-name="Standard"><text:s text:c="8"/>◦ -d DELIMITER: Specifies a delimiter between the columns. </text:p>
      <text:p text:style-name="Standard"><text:s text:c="8"/>◦ -s: Paste lines sequentially, instead of column-wise. </text:p>
      <text:p text:style-name="Standard"><text:s text:c="4"/>• Example:</text:p>
      <text:p text:style-name="Standard"><text:s text:c="6"/>paste file1.txt file2.txt</text:p>
      <text:p text:style-name="Standard"><text:s text:c="6"/>This merges file1.txt and file2.txt side by side, with each corresponding line appearing together.</text:p>
      <text:p text:style-name="Standard"><text:s text:c="6"/>paste -d ',' file1.txt file2.txt</text:p>
      <text:p text:style-name="Standard"><text:s text:c="6"/>This merges file1.txt and file2.txt using a comma as the delimiter.</text:p>
      <text:p text:style-name="Standard"/>
      <text:p text:style-name="Standard"><text:soft-page-break/>4. head (First N Lines)</text:p>
      <text:p text:style-name="Standard"><text:s text:c="4"/>• Description: The head command is used to display the first N lines of a file or input (default is 10 lines).</text:p>
      <text:p text:style-name="Standard"><text:s text:c="4"/>• Syntax:</text:p>
      <text:p text:style-name="Standard"><text:s text:c="6"/>head [OPTION]... [FILE]...</text:p>
      <text:p text:style-name="Standard"><text:s text:c="4"/>• Modes:</text:p>
      <text:p text:style-name="Standard"><text:s text:c="8"/>◦ -n N: Specifies the number of lines to display (e.g., -n 5 shows the first 5 lines). </text:p>
      <text:p text:style-name="Standard"><text:s text:c="8"/>◦ -c N: Displays the first N bytes of a file. </text:p>
      <text:p text:style-name="Standard"><text:s text:c="4"/>• Example:</text:p>
      <text:p text:style-name="Standard"><text:s text:c="6"/>head -n 5 filename.txt</text:p>
      <text:p text:style-name="Standard"><text:s text:c="6"/>This displays the first 5 lines of filename.txt.</text:p>
      <text:p text:style-name="Standard"><text:s text:c="6"/>head -c 20 filename.txt</text:p>
      <text:p text:style-name="Standard"><text:s text:c="6"/>This displays the first 20 bytes of filename.txt.</text:p>
      <text:p text:style-name="Standard"/>
      <text:p text:style-name="Standard">5. tail (Last N Lines)</text:p>
      <text:p text:style-name="Standard"><text:s text:c="4"/>• Description: The tail command is used to display the last N lines of a file or input (default is 10 lines).</text:p>
      <text:p text:style-name="Standard"><text:s text:c="4"/>• Syntax:</text:p>
      <text:p text:style-name="Standard"><text:s text:c="6"/>tail [OPTION]... [FILE]...</text:p>
      <text:p text:style-name="Standard"><text:s text:c="4"/>• Modes:</text:p>
      <text:p text:style-name="Standard"><text:s text:c="8"/>◦ -n N: Specifies the number of lines to display (e.g., -n 5 shows the last 5 lines). </text:p>
      <text:p text:style-name="Standard"><text:s text:c="8"/>◦ -f: Follows the output as the file grows (useful for monitoring log files). </text:p>
      <text:p text:style-name="Standard"><text:s text:c="8"/>◦ -c N: Displays the last N bytes of a file. </text:p>
      <text:p text:style-name="Standard"><text:s text:c="4"/>• Example:</text:p>
      <text:p text:style-name="Standard"><text:s text:c="6"/>tail -n 5 filename.txt</text:p>
      <text:p text:style-name="Standard"><text:s text:c="6"/>This displays the last 5 lines of filename.txt.</text:p>
      <text:p text:style-name="Standard"><text:s text:c="6"/>tail -f /var/log/syslog</text:p>
      <text:p text:style-name="Standard"><text:s text:c="6"/>This continuously displays the end of /var/log/syslog (used for monitoring real-time log file changes).</text:p>
      <text:p text:style-name="Standard"/>
      <text:p text:style-name="Standard">6. grep (Search Text)</text:p>
      <text:p text:style-name="Standard"><text:s text:c="4"/>• Description: The grep command is used to search for patterns in a file and display the lines that match the pattern.</text:p>
      <text:p text:style-name="Standard"><text:s text:c="4"/>• Syntax:</text:p>
      <text:p text:style-name="Standard"><text:s text:c="6"/>grep [OPTION] PATTERN [FILE]...</text:p>
      <text:p text:style-name="Standard"><text:s text:c="4"/>• Modes:</text:p>
      <text:p text:style-name="Standard"><text:s text:c="8"/>◦ -i: Case-insensitive search. </text:p>
      <text:p text:style-name="Standard"><text:s text:c="8"/>◦ -r or -R: Recursive search in directories. </text:p>
      <text:p text:style-name="Standard"><text:s text:c="8"/>◦ -l: Only print the names of files with matching content. </text:p>
      <text:p text:style-name="Standard"><text:s text:c="8"/>◦ -v: Inverts the match (only shows lines that do not match the pattern). </text:p>
      <text:p text:style-name="Standard"><text:s text:c="8"/>◦ -n: Show line numbers along with matching lines. </text:p>
      <text:p text:style-name="Standard"><text:s text:c="4"/>• Example:</text:p>
      <text:p text:style-name="Standard"><text:s text:c="6"/>grep 'pattern' filename.txt</text:p>
      <text:p text:style-name="Standard"><text:s text:c="6"/>This searches for pattern in filename.txt and prints the matching lines.</text:p>
      <text:p text:style-name="Standard"><text:s text:c="6"/>grep -i 'hello' filename.txt</text:p>
      <text:p text:style-name="Standard"><text:s text:c="6"/>This searches for hello (case-insensitive) in filename.txt.</text:p>
      <text:p text:style-name="Standard"/>
      <text:p text:style-name="Standard">7. expr (Evaluate Expressions)</text:p>
      <text:p text:style-name="Standard"><text:soft-page-break/><text:s text:c="4"/>• Description: The expr command is used to evaluate expressions, such as mathematical calculations or string operations.</text:p>
      <text:p text:style-name="Standard"><text:s text:c="4"/>• Syntax:</text:p>
      <text:p text:style-name="Standard"><text:s text:c="6"/>expr EXPRESSION</text:p>
      <text:p text:style-name="Standard"><text:s text:c="4"/>• Modes:</text:p>
      <text:p text:style-name="Standard"><text:s text:c="8"/>◦ Can be used to evaluate arithmetic operations: addition (+), subtraction (-), multiplication (*), division (\), etc. </text:p>
      <text:p text:style-name="Standard"><text:s text:c="8"/>◦ String operations like comparison and length. </text:p>
      <text:p text:style-name="Standard"><text:s text:c="4"/>• Example:</text:p>
      <text:p text:style-name="Standard"><text:s text:c="6"/>expr 5 + 3</text:p>
      <text:p text:style-name="Standard"><text:s text:c="6"/>This will output 8 (the sum of 5 and 3).</text:p>
      <text:p text:style-name="Standard"><text:s text:c="6"/>expr length "Hello World"</text:p>
      <text:p text:style-name="Standard"><text:s text:c="6"/>This will return 11, which is the length of the string "Hello World".</text:p>
      <text:p text:style-name="Standard"/>
      <text:p text:style-name="Standard">8. chmod (Change File Permissions)</text:p>
      <text:p text:style-name="Standard"><text:s text:c="4"/>• Description: The chmod command is used to change the permissions of a file or directory.</text:p>
      <text:p text:style-name="Standard"><text:s text:c="4"/>• Syntax:</text:p>
      <text:p text:style-name="Standard"><text:s text:c="6"/>chmod [OPTION] MODE FILE...</text:p>
      <text:p text:style-name="Standard"><text:s text:c="4"/>• Modes:</text:p>
      <text:p text:style-name="Standard"><text:s text:c="8"/>◦ r: Read permission. </text:p>
      <text:p text:style-name="Standard"><text:s text:c="8"/>◦ w: Write permission. </text:p>
      <text:p text:style-name="Standard"><text:s text:c="8"/>◦ x: Execute permission. </text:p>
      <text:p text:style-name="Standard"><text:s text:c="8"/>◦ u: User (owner). </text:p>
      <text:p text:style-name="Standard"><text:s text:c="8"/>◦ g: Group. </text:p>
      <text:p text:style-name="Standard"><text:s text:c="8"/>◦ o: Others. </text:p>
      <text:p text:style-name="Standard"><text:s text:c="8"/>◦ a: All users. </text:p>
      <text:p text:style-name="Standard"><text:s text:c="4"/>• Example:</text:p>
      <text:p text:style-name="Standard"><text:s text:c="6"/>chmod 755 filename.sh</text:p>
      <text:p text:style-name="Standard"><text:s text:c="6"/>This gives the owner full permissions (read, write, execute), and read/execute permissions to group and others.</text:p>
      <text:p text:style-name="Standard"><text:s text:c="6"/>chmod u+x script.sh</text:p>
      <text:p text:style-name="Standard"><text:s text:c="6"/>This adds execute permissions for the user (owner) of script.sh.</text:p>
      <text:p text:style-name="Standard"/>
      <text:p text:style-name="Standard">9. chown (Change File Ownership)</text:p>
      <text:p text:style-name="Standard"><text:s text:c="4"/>• Description: The chown command changes the ownership of a file or directory.</text:p>
      <text:p text:style-name="Standard"><text:s text:c="4"/>• Syntax:</text:p>
      <text:p text:style-name="Standard"><text:s text:c="6"/>chown [OPTION] OWNER[:GROUP] FILE...</text:p>
      <text:p text:style-name="Standard"><text:s text:c="4"/>• Modes:</text:p>
      <text:p text:style-name="Standard"><text:s text:c="8"/>◦ OWNER: Specifies the new owner. </text:p>
      <text:p text:style-name="Standard"><text:s text:c="8"/>◦ GROUP: Specifies the new group. </text:p>
      <text:p text:style-name="Standard"><text:s text:c="8"/>◦ OWNER:GROUP: Changes both owner and group at the same time. </text:p>
      <text:p text:style-name="Standard"><text:s text:c="4"/>• Example:</text:p>
      <text:p text:style-name="Standard"><text:s text:c="6"/>chown user:group filename.txt</text:p>
      <text:p text:style-name="Standard"><text:s text:c="6"/>This changes the owner of filename.txt to user and the group to group.</text:p>
      <text:p text:style-name="Standard"><text:s text:c="6"/>chown -R user:group directory/</text:p>
      <text:p text:style-name="Standard"><text:s text:c="6"/>This recursively changes ownership of directory and all its contents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3T14:33:20.642584345</meta:creation-date>
    <dc:date>2025-02-13T14:35:33.969252662</dc:date>
    <meta:editing-duration>PT2M1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6" meta:paragraph-count="248" meta:word-count="1689" meta:character-count="11270" meta:non-whitespace-character-count="8407"/>
  </office:meta>
</office:document-meta>
</file>